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6766666666667cm"/>
    </style:style>
    <style:style style:name="co2" style:family="table-column">
      <style:table-column-properties fo:break-before="auto" style:column-width="2.49766666666667cm"/>
    </style:style>
    <style:style style:name="co3" style:family="table-column">
      <style:table-column-properties fo:break-before="auto" style:column-width="48.7256666666667cm" style:use-optimal-column-width="true"/>
    </style:style>
    <style:style style:name="co4" style:family="table-column">
      <style:table-column-properties fo:break-before="auto" style:column-width="1.6086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12183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81cm" style:use-optimal-column-width="true"/>
    </style:style>
    <style:style style:name="co10" style:family="table-column">
      <style:table-column-properties fo:break-before="auto" style:column-width="2.83633333333333cm" style:use-optimal-column-width="true"/>
    </style:style>
    <style:style style:name="co11" style:family="table-column">
      <style:table-column-properties fo:break-before="auto" style:column-width="3.70416666666667cm" style:use-optimal-column-width="true"/>
    </style:style>
    <style:style style:name="co12" style:family="table-column">
      <style:table-column-properties fo:break-before="auto" style:column-width="3.53483333333333cm" style:use-optimal-column-width="true"/>
    </style:style>
    <style:style style:name="co13" style:family="table-column">
      <style:table-column-properties fo:break-before="auto" style:column-width="3.45016666666667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2.89983333333333cm" style:use-optimal-column-width="true"/>
    </style:style>
    <style:style style:name="co16" style:family="table-column">
      <style:table-column-properties fo:break-before="auto" style:column-width="2.9845cm" style:use-optimal-column-width="true"/>
    </style:style>
    <style:style style:name="co17" style:family="table-column">
      <style:table-column-properties fo:break-before="auto" style:column-width="2.05316666666667cm" style:use-optimal-column-width="true"/>
    </style:style>
    <style:style style:name="co18" style:family="table-column">
      <style:table-column-properties fo:break-before="auto" style:column-width="36.3008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AI_CLIENT_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Timestamp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data 1</text:p>
          </table:table-cell>
          <table:table-cell office:value-type="string" table:style-name="ce1">
            <text:p>data 2</text:p>
          </table:table-cell>
          <table:table-cell office:value-type="string" table:style-name="ce1">
            <text:p>data 3</text:p>
          </table:table-cell>
          <table:table-cell office:value-type="string" table:style-name="ce1">
            <text:p>data 4</text:p>
          </table:table-cell>
          <table:table-cell office:value-type="string" table:style-name="ce1">
            <text:p>data 5</text:p>
          </table:table-cell>
          <table:table-cell table:number-columns-repeated="16377"/>
        </table:table-row>
        <table:table-row table:style-name="ro1">
          <table:table-cell office:value-type="date" office:date-value="2016-09-15T17:03:42" table:style-name="ce2">
            <text:p>15/09/2016 17:03</text:p>
          </table:table-cell>
          <table:table-cell office:value-type="string" table:style-name="ce1">
            <text:p>WARN</text:p>
          </table:table-cell>
          <table:table-cell office:value-type="string" table:style-name="ce1">
            <text:p>ELAI activated.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42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tarted connection: T01@leidig.msc, http://iosb.fraunhofer.de/ias/ibis/elai/xapidefinitions/activity/game/Seek-and-Find_Game/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44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47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date" office:date-value="2016-09-15T17:03:47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49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49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52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52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55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55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58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3:58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4:01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09-15T17:04:01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04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04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07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07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0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0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3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3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6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6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9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9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22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22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25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25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28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28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31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31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34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34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37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37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0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0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3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3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6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6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9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9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52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52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55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55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58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58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01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01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04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0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07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07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10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0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13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3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5:16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17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8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19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9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5:22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7.4517451S","score":{"scaled":1.0},"extensions":{"http://iosb.fraunhofer.de/ias/ibis/elai/xapidefinitions/distanceToTarget":0.78219604492187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23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2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25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26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28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29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5:31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9.2779277S","score":{"scaled":-0.7678871903699338},"extensions":{"http://iosb.fraunhofer.de/ias/ibis/elai/xapidefinitions/distanceToTarget":0.8055278658866882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32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33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34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3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37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37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38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0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0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41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3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3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4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6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6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47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49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49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0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52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52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3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55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55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6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58" table:style-name="ce2">
            <text:p>15/09/2016 17:0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5:58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59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01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0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0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04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04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05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08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08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09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11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1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1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14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14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15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17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17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18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0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0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21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3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3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24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6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6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27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9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9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0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32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8.2988297S","score":{"scaled":0.49480971787323536},"extensions":{"http://iosb.fraunhofer.de/ias/ibis/elai/xapidefinitions/distanceToTarget":0.726746499538421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32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4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35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850185S","score":{"scaled":0.41767105961549311},"extensions":{"http://iosb.fraunhofer.de/ias/ibis/elai/xapidefinitions/distanceToTarget":0.7887181043624877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35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6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38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4181418S","score":{"scaled":0.25928933827544631},"extensions":{"http://iosb.fraunhofer.de/ias/ibis/elai/xapidefinitions/distanceToTarget":0.8497267365455627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38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9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41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2396239S","score":{"scaled":0.67687611557619654},"extensions":{"http://iosb.fraunhofer.de/ias/ibis/elai/xapidefinitions/distanceToTarget":0.891566693782806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4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4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44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4673467S","score":{"scaled":0.8557783753020487},"extensions":{"http://iosb.fraunhofer.de/ias/ibis/elai/xapidefinitions/distanceToTarget":0.979261398315429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44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45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47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completed/","display":{"en-US":"completed"}},"object":{"objectType":"Activity","id":"http://iosb.fraunhofer.de/ias/ibis/elai/xapidefinitions/activity/task/findTheTankT42/","definition":{"name":{"en-US":"Find the tank T-42"}}},"result":{"success":true,"score":{"scaled":0.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47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48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5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3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54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6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57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9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0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02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3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05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6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08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9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11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12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14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15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17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18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0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21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3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24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6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27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9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0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32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3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35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6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38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9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41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42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44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45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47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48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0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51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3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54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6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57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9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0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3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8:02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03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4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05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6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08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9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11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12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8:14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3.1823181S","score":{"scaled":0.75},"extensions":{"http://iosb.fraunhofer.de/ias/ibis/elai/xapidefinitions/distanceToTarget":0.6126245260238647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15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16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17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18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8:20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1944194S","score":{"scaled":0.54488339353558257},"extensions":{"http://iosb.fraunhofer.de/ias/ibis/elai/xapidefinitions/distanceToTarget":0.67156213521957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20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21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8:23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351935S","score":{"scaled":0.50382117563860607},"extensions":{"http://iosb.fraunhofer.de/ias/ibis/elai/xapidefinitions/distanceToTarget":0.7462527751922607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23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24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26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27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29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2066206S","score":{"scaled":-0.35781189892831677},"extensions":{"http://iosb.fraunhofer.de/ias/ibis/elai/xapidefinitions/distanceToTarget":0.8068408966064453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29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0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32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852385S","score":{"scaled":-0.31895025656082154},"extensions":{"http://iosb.fraunhofer.de/ias/ibis/elai/xapidefinitions/distanceToTarget":0.7653297185897827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32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3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35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0014001S","score":{"scaled":-0.36330169514304433},"extensions":{"http://iosb.fraunhofer.de/ias/ibis/elai/xapidefinitions/distanceToTarget":0.716879487037658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35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6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38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38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39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41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41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42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44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44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45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47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47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48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50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0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51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53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3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54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3">
          <table:table-cell office:value-type="date" office:date-value="2016-09-15T17:08:56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6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57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8:59" table:style-name="ce2">
            <text:p>15/09/2016 17:0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8:59" table:style-name="ce2">
            <text:p>15/09/2016 17:0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0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02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02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3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05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05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6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08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08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09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11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11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12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14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14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15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2">
          <table:table-cell office:value-type="date" office:date-value="2016-09-15T17:09:17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8.9758975S","score":{"scaled":0.46693005805486754},"extensions":{"http://iosb.fraunhofer.de/ias/ibis/elai/xapidefinitions/distanceToTarget":0.6591249704360961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17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18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0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0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21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3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3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24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6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6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27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29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29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0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32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32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3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35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35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6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38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38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39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41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5853585S","score":{"scaled":0.085987370754579712},"extensions":{"http://iosb.fraunhofer.de/ias/ibis/elai/xapidefinitions/distanceToTarget":0.7591723799705505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41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42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3">
          <table:table-cell office:value-type="date" office:date-value="2016-09-15T17:09:44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3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44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45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47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47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48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0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0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51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3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3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54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6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022402S","score":{"scaled":0.328251290228391},"extensions":{"http://iosb.fraunhofer.de/ias/ibis/elai/xapidefinitions/distanceToTarget":0.7848727703094482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6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9:57" table:style-name="ce2">
            <text:p>15/09/2016 17:0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9:59" table:style-name="ce2">
            <text:p>15/09/2016 17:0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6383638S","score":{"scaled":0.21227956765298292},"extensions":{"http://iosb.fraunhofer.de/ias/ibis/elai/xapidefinitions/distanceToTarget":0.837589800357818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9:59" table:style-name="ce2">
            <text:p>15/09/2016 17:0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0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02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670667S","score":{"scaled":0.17706209056851954},"extensions":{"http://iosb.fraunhofer.de/ias/ibis/elai/xapidefinitions/distanceToTarget":0.8698450326919555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02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3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05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9725972S","score":{"scaled":-0.66812467330758907},"extensions":{"http://iosb.fraunhofer.de/ias/ibis/elai/xapidefinitions/distanceToTarget":0.8917784690856933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05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6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08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0384038S","score":{"scaled":0.033428777561232581},"extensions":{"http://iosb.fraunhofer.de/ias/ibis/elai/xapidefinitions/distanceToTarget":0.88768655061721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08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09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11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2756275S","score":{"scaled":-0.021059292141106176},"extensions":{"http://iosb.fraunhofer.de/ias/ibis/elai/xapidefinitions/distanceToTarget":0.88768655061721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11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12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14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8993899S","score":{"scaled":-0.029348839975897881},"extensions":{"http://iosb.fraunhofer.de/ias/ibis/elai/xapidefinitions/distanceToTarget":0.8176953196525573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14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15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17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8044804S","score":{"scaled":-0.17521913768508005},"extensions":{"http://iosb.fraunhofer.de/ias/ibis/elai/xapidefinitions/distanceToTarget":0.812972545623779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17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18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20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0023S","score":{"scaled":-0.035407822357139809},"extensions":{"http://iosb.fraunhofer.de/ias/ibis/elai/xapidefinitions/distanceToTarget":0.7919116616249084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0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21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23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7863786S","score":{"scaled":-0.51809297786972108},"extensions":{"http://iosb.fraunhofer.de/ias/ibis/elai/xapidefinitions/distanceToTarget":0.7003512382507324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3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24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26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620462S","score":{"scaled":-0.23062886351018536},"extensions":{"http://iosb.fraunhofer.de/ias/ibis/elai/xapidefinitions/distanceToTarget":0.6370632648468017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7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27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29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8351835S","score":{"scaled":0.26638322318767105},"extensions":{"http://iosb.fraunhofer.de/ias/ibis/elai/xapidefinitions/distanceToTarget":0.6307746171951293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9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0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32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9872987S","score":{"scaled":0.40632275531406209},"extensions":{"http://iosb.fraunhofer.de/ias/ibis/elai/xapidefinitions/distanceToTarget":0.6507143974304199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32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3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35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35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6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38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4.3794378S","score":{"scaled":0.51036030966605161},"extensions":{"http://iosb.fraunhofer.de/ias/ibis/elai/xapidefinitions/distanceToTarget":0.7005110383033752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38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9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41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671767S","score":{"scaled":0.63760665212024192},"extensions":{"http://iosb.fraunhofer.de/ias/ibis/elai/xapidefinitions/distanceToTarget":0.7573454976081848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41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42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44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1512151S","score":{"scaled":0.15405834670236085},"extensions":{"http://iosb.fraunhofer.de/ias/ibis/elai/xapidefinitions/distanceToTarget":0.822536170482635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44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45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47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8544854S","score":{"scaled":0.65052244925999125},"extensions":{"http://iosb.fraunhofer.de/ias/ibis/elai/xapidefinitions/distanceToTarget":0.8315104842185974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47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48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0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20252S","score":{"scaled":0.16364602881014895},"extensions":{"http://iosb.fraunhofer.de/ias/ibis/elai/xapidefinitions/distanceToTarget":0.8946104645729064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0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51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3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0019S","score":{"scaled":-0.18183992436529781},"extensions":{"http://iosb.fraunhofer.de/ias/ibis/elai/xapidefinitions/distanceToTarget":0.8992066383361816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3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54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6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022502S","score":{"scaled":0.23702426024188361},"extensions":{"http://iosb.fraunhofer.de/ias/ibis/elai/xapidefinitions/distanceToTarget":0.8652792572975158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6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57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9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9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0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02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0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3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05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05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6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08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08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9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11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11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12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14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14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15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17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17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18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20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0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21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23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3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24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26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6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27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29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9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0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32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3695369S","score":{"scaled":0.71863258096854166},"extensions":{"http://iosb.fraunhofer.de/ias/ibis/elai/xapidefinitions/distanceToTarget":0.8986492156982421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3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3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35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35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6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38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39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39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42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4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42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45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45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45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48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48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48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51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882388S","score":{"scaled":0.80671960461631287},"extensions":{"http://iosb.fraunhofer.de/ias/ibis/elai/xapidefinitions/distanceToTarget":0.9712487459182739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5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52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54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completed/","display":{"en-US":"completed"}},"object":{"objectType":"Activity","id":"http://iosb.fraunhofer.de/ias/ibis/elai/xapidefinitions/activity/task/findTheTankT42/","definition":{"name":{"en-US":"Find the tank T-42"}}},"result":{"success":true,"score":{"scaled":0.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54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54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57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58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58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0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0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0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3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3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3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6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6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6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09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09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09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12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12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12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15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15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15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18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18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18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21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21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21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24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24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24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27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27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27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0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0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0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3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3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3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6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6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6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39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39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39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42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3284328S","score":{"scaled":0.75},"extensions":{"http://iosb.fraunhofer.de/ias/ibis/elai/xapidefinitions/distanceToTarget":0.04165405035018920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42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42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45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45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45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48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5.6255624S","score":{"scaled":-0.044338633495545315},"extensions":{"http://iosb.fraunhofer.de/ias/ibis/elai/xapidefinitions/distanceToTarget":0.03373771905899047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48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48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51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831783S","score":{"scaled":-0.11462627587754423},"extensions":{"http://iosb.fraunhofer.de/ias/ibis/elai/xapidefinitions/distanceToTarget":0.02909117937088012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51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51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54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692269S","score":{"scaled":0.49707298402510003},"extensions":{"http://iosb.fraunhofer.de/ias/ibis/elai/xapidefinitions/distanceToTarget":0.01946115493774414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54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54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2:57" table:style-name="ce2">
            <text:p>15/09/2016 17:12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852285S","score":{"scaled":0.63098260390461214},"extensions":{"http://iosb.fraunhofer.de/ias/ibis/elai/xapidefinitions/distanceToTarget":0.1135630607604980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2:57" table:style-name="ce2">
            <text:p>15/09/2016 17:12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2:57" table:style-name="ce2">
            <text:p>15/09/2016 17:12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0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872487S","score":{"scaled":0.73967333519609424},"extensions":{"http://iosb.fraunhofer.de/ias/ibis/elai/xapidefinitions/distanceToTarget":0.2240443825721740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0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0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3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352435S","score":{"scaled":0.75187423525698127},"extensions":{"http://iosb.fraunhofer.de/ias/ibis/elai/xapidefinitions/distanceToTarget":0.341293096542358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3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3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6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5843584S","score":{"scaled":0.69756102902854089},"extensions":{"http://iosb.fraunhofer.de/ias/ibis/elai/xapidefinitions/distanceToTarget":0.4499936699867248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6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6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09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1533153S","score":{"scaled":0.29946495992698696},"extensions":{"http://iosb.fraunhofer.de/ias/ibis/elai/xapidefinitions/distanceToTarget":0.561841964721679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09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09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12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852485S","score":{"scaled":0.44227132621427839},"extensions":{"http://iosb.fraunhofer.de/ias/ibis/elai/xapidefinitions/distanceToTarget":0.62329685688018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12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12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15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182218S","score":{"scaled":0.4127254925846417},"extensions":{"http://iosb.fraunhofer.de/ias/ibis/elai/xapidefinitions/distanceToTarget":0.7156548500061035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15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15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18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192519S","score":{"scaled":0.16887533090586163},"extensions":{"http://iosb.fraunhofer.de/ias/ibis/elai/xapidefinitions/distanceToTarget":0.7919829487800598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18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18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21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862886S","score":{"scaled":-0.15446077729344238},"extensions":{"http://iosb.fraunhofer.de/ias/ibis/elai/xapidefinitions/distanceToTarget":0.8190357089042663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22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22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24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321932S","score":{"scaled":-0.067552272892502832},"extensions":{"http://iosb.fraunhofer.de/ias/ibis/elai/xapidefinitions/distanceToTarget":0.8127386569976806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24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24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27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5196519S","score":{"scaled":-0.33792301483128151},"extensions":{"http://iosb.fraunhofer.de/ias/ibis/elai/xapidefinitions/distanceToTarget":0.7903903722763061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27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28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0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5865586S","score":{"scaled":-0.31422943799394992},"extensions":{"http://iosb.fraunhofer.de/ias/ibis/elai/xapidefinitions/distanceToTarget":0.734570145606994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0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0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3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3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3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6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860586S","score":{"scaled":0.0419426814349276},"extensions":{"http://iosb.fraunhofer.de/ias/ibis/elai/xapidefinitions/distanceToTarget":0.69056475162506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6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7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9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862486S","score":{"scaled":-0.13157959870672439},"extensions":{"http://iosb.fraunhofer.de/ias/ibis/elai/xapidefinitions/distanceToTarget":0.6935528516769409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9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9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42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8893889S","score":{"scaled":-0.38062988160803324},"extensions":{"http://iosb.fraunhofer.de/ias/ibis/elai/xapidefinitions/distanceToTarget":0.6828118562698364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42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42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45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162416S","score":{"scaled":-0.3582057745348885},"extensions":{"http://iosb.fraunhofer.de/ias/ibis/elai/xapidefinitions/distanceToTarget":0.62559628486633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45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45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48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542254S","score":{"scaled":-0.24614231350929619},"extensions":{"http://iosb.fraunhofer.de/ias/ibis/elai/xapidefinitions/distanceToTarget":0.576771974563598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48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48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51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362536S","score":{"scaled":0.077211147403046493},"extensions":{"http://iosb.fraunhofer.de/ias/ibis/elai/xapidefinitions/distanceToTarget":0.5386666059494018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51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51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54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54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54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57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57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57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0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0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1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3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3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3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6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6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6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9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9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9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12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0.1770176S","score":{"scaled":0.43339689591032488},"extensions":{"http://iosb.fraunhofer.de/ias/ibis/elai/xapidefinitions/distanceToTarget":0.5676628351211547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12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12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15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831783S","score":{"scaled":0.53208728525245286},"extensions":{"http://iosb.fraunhofer.de/ias/ibis/elai/xapidefinitions/distanceToTarget":0.6505637168884277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15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15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18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9522952S","score":{"scaled":0.34761064440287903},"extensions":{"http://iosb.fraunhofer.de/ias/ibis/elai/xapidefinitions/distanceToTarget":0.7500734329223632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18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18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21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750275S","score":{"scaled":0.19497520004556998},"extensions":{"http://iosb.fraunhofer.de/ias/ibis/elai/xapidefinitions/distanceToTarget":0.8203336000442504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21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21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24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1352135S","score":{"scaled":0.36152153444739921},"extensions":{"http://iosb.fraunhofer.de/ias/ibis/elai/xapidefinitions/distanceToTarget":0.8563393354415893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24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24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27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032803S","score":{"scaled":0.83950369945551662},"extensions":{"http://iosb.fraunhofer.de/ias/ibis/elai/xapidefinitions/distanceToTarget":0.9312899708747863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27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27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0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completed/","display":{"en-US":"completed"}},"object":{"objectType":"Activity","id":"http://iosb.fraunhofer.de/ias/ibis/elai/xapidefinitions/activity/task/findTheTankT42/","definition":{"name":{"en-US":"Find the tank T-42"}}},"result":{"success":true,"score":{"scaled":0.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0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0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3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launched/","display":{"en-US":"launched"}},"object":{"objectType":"Activity","id":"http://iosb.fraunhofer.de/ias/ibis/elai/xapidefinitions/activity/task/findTheTankT42/","definition":{"name":{"en-US":"Find the tank T-42"}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4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4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6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313S","score":{"scaled":0.75},"extensions":{"http://iosb.fraunhofer.de/ias/ibis/elai/xapidefinitions/distanceToTarget":0.54928350448608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6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6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39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613S","score":{"scaled":0.66057448992152867},"extensions":{"http://iosb.fraunhofer.de/ias/ibis/elai/xapidefinitions/distanceToTarget":0.621979475021362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39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39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42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68S","score":{"scaled":0.69513565317179549},"extensions":{"http://iosb.fraunhofer.de/ias/ibis/elai/xapidefinitions/distanceToTarget":0.69221508502960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42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42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45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49S","score":{"scaled":0.614337591137249},"extensions":{"http://iosb.fraunhofer.de/ias/ibis/elai/xapidefinitions/distanceToTarget":0.7634044289588928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45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45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48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21S","score":{"scaled":0.058213368285480238},"extensions":{"http://iosb.fraunhofer.de/ias/ibis/elai/xapidefinitions/distanceToTarget":0.8267797827720642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48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48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51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986S","score":{"scaled":-0.4287366970695683},"extensions":{"http://iosb.fraunhofer.de/ias/ibis/elai/xapidefinitions/distanceToTarget":0.8278692960739135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51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51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54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122S","score":{"scaled":0.61492462067277254},"extensions":{"http://iosb.fraunhofer.de/ias/ibis/elai/xapidefinitions/distanceToTarget":0.7698246836662292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54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54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57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79S","score":{"scaled":0.66825697498602887},"extensions":{"http://iosb.fraunhofer.de/ias/ibis/elai/xapidefinitions/distanceToTarget":0.8278692960739135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57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57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0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157S","score":{"scaled":0.0082583673265893172},"extensions":{"http://iosb.fraunhofer.de/ias/ibis/elai/xapidefinitions/distanceToTarget":0.900943100452423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0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0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3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66S","score":{"scaled":-0.30087787855109821},"extensions":{"http://iosb.fraunhofer.de/ias/ibis/elai/xapidefinitions/distanceToTarget":0.9011707305908203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3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3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6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504S","score":{"scaled":-0.46899154007425825},"extensions":{"http://iosb.fraunhofer.de/ias/ibis/elai/xapidefinitions/distanceToTarget":0.8651652336120605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6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6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09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683S","score":{"scaled":-0.42191798230878025},"extensions":{"http://iosb.fraunhofer.de/ias/ibis/elai/xapidefinitions/distanceToTarget":0.8160979747772216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09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09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12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54S","score":{"scaled":0.2871206339557581},"extensions":{"http://iosb.fraunhofer.de/ias/ibis/elai/xapidefinitions/distanceToTarget":0.760180771350860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12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12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15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01S","score":{"scaled":-0.0814018574354668},"extensions":{"http://iosb.fraunhofer.de/ias/ibis/elai/xapidefinitions/distanceToTarget":0.8057225942611694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15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15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18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16S","score":{"scaled":-0.02690698217178978},"extensions":{"http://iosb.fraunhofer.de/ias/ibis/elai/xapidefinitions/distanceToTarget":0.7946575284004211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18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18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21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69S","score":{"scaled":0.55214735422416894},"extensions":{"http://iosb.fraunhofer.de/ias/ibis/elai/xapidefinitions/distanceToTarget":0.7882832288742065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21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21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24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18S","score":{"scaled":0.41002278324871372},"extensions":{"http://iosb.fraunhofer.de/ias/ibis/elai/xapidefinitions/distanceToTarget":0.8794859647750854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24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24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27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603S","score":{"scaled":-0.6960352544008156},"extensions":{"http://iosb.fraunhofer.de/ias/ibis/elai/xapidefinitions/distanceToTarget":0.9384704828262329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27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27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0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19S","score":{"scaled":-0.53973242464831761},"extensions":{"http://iosb.fraunhofer.de/ias/ibis/elai/xapidefinitions/distanceToTarget":0.8800650238990783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0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0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3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35S","score":{"scaled":-0.43187687016205867},"extensions":{"http://iosb.fraunhofer.de/ias/ibis/elai/xapidefinitions/distanceToTarget":0.8152614831924438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3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3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6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803S","score":{"scaled":-0.59144705237562123},"extensions":{"http://iosb.fraunhofer.de/ias/ibis/elai/xapidefinitions/distanceToTarget":0.771025896072387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6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6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39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67S","score":{"scaled":-0.50827461155751352},"extensions":{"http://iosb.fraunhofer.de/ias/ibis/elai/xapidefinitions/distanceToTarget":0.7044075727462768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39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39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42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42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42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45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45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45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48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48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48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51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51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51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54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54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54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5:57" table:style-name="ce2">
            <text:p>15/09/2016 17:15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5:57" table:style-name="ce2">
            <text:p>15/09/2016 17:1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5:57" table:style-name="ce2">
            <text:p>15/09/2016 17:1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0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0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0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3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3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3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6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6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09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687S","score":{"scaled":0.66649609378205343},"extensions":{"http://iosb.fraunhofer.de/ias/ibis/elai/xapidefinitions/distanceToTarget":0.6457091569900512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09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09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12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12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12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15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15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1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18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18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18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21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21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21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24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05S","score":{"scaled":0.5844496707610356},"extensions":{"http://iosb.fraunhofer.de/ias/ibis/elai/xapidefinitions/distanceToTarget":0.743672609329223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24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24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27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27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27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0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0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0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3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3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3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6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6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9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9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9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42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42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42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45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134S","score":{"scaled":0.31755797069070529},"extensions":{"http://iosb.fraunhofer.de/ias/ibis/elai/xapidefinitions/distanceToTarget":0.80783444643020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45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4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48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48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48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51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51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51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54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54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54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57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57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57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00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0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0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03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66S","score":{"scaled":-0.28778479987631378},"extensions":{"http://iosb.fraunhofer.de/ias/ibis/elai/xapidefinitions/distanceToTarget":0.8671751022338867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3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3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06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623S","score":{"scaled":-0.43939531340649918},"extensions":{"http://iosb.fraunhofer.de/ias/ibis/elai/xapidefinitions/distanceToTarget":0.8108235001564025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6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6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09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034S","score":{"scaled":-0.59560998883336658},"extensions":{"http://iosb.fraunhofer.de/ias/ibis/elai/xapidefinitions/distanceToTarget":0.74772793054580688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9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9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12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386S","score":{"scaled":-0.35377198699452916},"extensions":{"http://iosb.fraunhofer.de/ias/ibis/elai/xapidefinitions/distanceToTarget":0.6763598918914794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12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12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15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15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16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18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18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19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21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21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22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24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24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25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27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27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28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30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30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31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33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33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34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36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36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37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40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572S","score":{"scaled":0.6405676319712823},"extensions":{"http://iosb.fraunhofer.de/ias/ibis/elai/xapidefinitions/distanceToTarget":0.6415077447891235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0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41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43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3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44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46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6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47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49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9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0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52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52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3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55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55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6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58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58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9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01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01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02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04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04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05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07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07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08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0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0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11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3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02S","score":{"scaled":-0.511411309186455},"extensions":{"http://iosb.fraunhofer.de/ias/ibis/elai/xapidefinitions/distanceToTarget":0.6797947287559509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3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14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6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6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17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9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9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0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22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23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4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25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25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6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28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28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9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31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02S","score":{"scaled":0.69450589552424014},"extensions":{"http://iosb.fraunhofer.de/ias/ibis/elai/xapidefinitions/distanceToTarget":0.6716245412826538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31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32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34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34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35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37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37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38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0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40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41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3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45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46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6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47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48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9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0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51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52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02S","score":{"scaled":0.52048555504668892},"extensions":{"http://iosb.fraunhofer.de/ias/ibis/elai/xapidefinitions/distanceToTarget":0.73758625984191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3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54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55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5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56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58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9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0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01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02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4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04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05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6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07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08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9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0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11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12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3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13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14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6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153S","score":{"scaled":0.34765920971097647},"extensions":{"http://iosb.fraunhofer.de/ias/ibis/elai/xapidefinitions/distanceToTarget":0.7837240099906921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17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18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9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82S","score":{"scaled":0.58138880667794035},"extensions":{"http://iosb.fraunhofer.de/ias/ibis/elai/xapidefinitions/distanceToTarget":0.8263312578201293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20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21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22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985S","score":{"scaled":0.69384072432457333},"extensions":{"http://iosb.fraunhofer.de/ias/ibis/elai/xapidefinitions/distanceToTarget":0.886099457740783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23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24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7698" table:style-name="ro1">
          <table:table-cell table:number-columns-repeated="16384"/>
        </table:table-row>
      </table:table>
      <table:table table:name="Table_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5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ime Stamp</text:p>
          </table:table-cell>
          <table:table-cell office:value-type="string" table:style-name="ce5">
            <text:p>Category</text:p>
          </table:table-cell>
          <table:table-cell office:value-type="string" table:style-name="ce5">
            <text:p>Nomenclature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office:value-type="string" table:style-name="ce5">
            <text:p>Information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4">
            <text:p>Date</text:p>
          </table:table-cell>
          <table:table-cell office:value-type="string" table:style-name="ce4">
            <text:p>INFO</text:p>
          </table:table-cell>
          <table:table-cell office:value-type="string" table:style-name="ce4">
            <text:p>Its an activity narration</text:p>
          </table:table-cell>
          <table:table-cell table:number-columns-repeated="10" table:style-name="ce4"/>
          <table:table-cell table:number-columns-repeated="16370"/>
        </table:table-row>
        <table:table-row table:style-name="ro1">
          <table:table-cell/>
          <table:table-cell office:value-type="string" table:style-name="ce4">
            <text:p>Time<text:s/></text:p>
          </table:table-cell>
          <table:table-cell office:value-type="string" table:style-name="ce4">
            <text:p>ELAI PULL</text:p>
          </table:table-cell>
          <table:table-cell office:value-type="string" table:style-name="ce4">
            <text:p>Request for HELP</text:p>
          </table:table-cell>
          <table:table-cell office:value-type="string" table:style-name="ce4">
            <text:p>learnerNeedHelp</text:p>
          </table:table-cell>
          <table:table-cell office:value-type="string" table:style-name="ce4">
            <text:p>learnerNeedHelp_new</text:p>
          </table:table-cell>
          <table:table-cell office:value-type="string" table:style-name="ce4">
            <text:p>learnerNeedHelp_old</text:p>
          </table:table-cell>
          <table:table-cell office:value-type="string" table:style-name="ce4">
            <text:p>genreName</text:p>
          </table:table-cell>
          <table:table-cell office:value-type="string" table:style-name="ce4">
            <text:p>skillLevel</text:p>
          </table:table-cell>
          <table:table-cell office:value-type="string" table:style-name="ce4">
            <text:p>helpingLevel</text:p>
          </table:table-cell>
          <table:table-cell table:number-columns-repeated="4" table:style-name="ce4"/>
          <table:table-cell table:number-columns-repeated="16370"/>
        </table:table-row>
        <table:table-row table:style-name="ro1">
          <table:table-cell/>
          <table:table-cell table:number-columns-repeated="6" table:style-name="ce4"/>
          <table:table-cell office:value-type="string" table:style-name="ce4">
            <text:p>IP_address</text:p>
          </table:table-cell>
          <table:table-cell table:number-columns-repeated="6" table:style-name="ce4"/>
          <table:table-cell table:number-columns-repeated="16370"/>
        </table:table-row>
        <table:table-row table:style-name="ro1">
          <table:table-cell/>
          <table:table-cell table:number-columns-repeated="6" table:style-name="ce4"/>
          <table:table-cell office:value-type="string" table:style-name="ce4">
            <text:p>Seek-and-Find-Game</text:p>
          </table:table-cell>
          <table:table-cell table:number-columns-repeated="6" table:style-name="ce4"/>
          <table:table-cell table:number-columns-repeated="16370"/>
        </table:table-row>
        <table:table-row table:style-name="ro1">
          <table:table-cell/>
          <table:table-cell table:style-name="ce4"/>
          <table:table-cell office:value-type="string" table:style-name="ce4">
            <text:p>ELAI PUSH</text:p>
          </table:table-cell>
          <table:table-cell office:value-type="string" table:style-name="ce4">
            <text:p>Help Accepted</text:p>
          </table:table-cell>
          <table:table-cell office:value-type="string" table:style-name="ce4">
            <text:p>objectType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mbox</text:p>
          </table:table-cell>
          <table:table-cell office:value-type="string" table:style-name="ce4">
            <text:p>verb</text:p>
          </table:table-cell>
          <table:table-cell office:value-type="string" table:style-name="ce4">
            <text:p>display</text:p>
          </table:table-cell>
          <table:table-cell office:value-type="string" table:style-name="ce4">
            <text:p>object</text:p>
          </table:table-cell>
          <table:table-cell office:value-type="string" table:style-name="ce4">
            <text:p>context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version</text:p>
          </table:table-cell>
          <table:table-cell office:value-type="string" table:style-name="ce4">
            <text:p>result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4"/>
          <table:table-cell office:value-type="string" table:style-name="ce4">
            <text:p>objectType</text:p>
          </table:table-cell>
          <table:table-cell table:number-columns-repeated="3" table:style-name="ce4"/>
          <table:table-cell office:value-type="string" table:style-name="ce4">
            <text:p>duration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4"/>
          <table:table-cell office:value-type="string" table:style-name="ce4">
            <text:p>definition</text:p>
          </table:table-cell>
          <table:table-cell table:number-columns-repeated="3" table:style-name="ce4"/>
          <table:table-cell office:value-type="string" table:style-name="ce4">
            <text:p>score</text:p>
          </table:table-cell>
          <table:table-cell table:number-columns-repeated="16370"/>
        </table:table-row>
        <table:table-row table:style-name="ro1">
          <table:table-cell/>
          <table:table-cell table:number-columns-repeated="12" table:style-name="ce4"/>
          <table:table-cell office:value-type="string" table:style-name="ce4">
            <text:p>extensions</text:p>
          </table:table-cell>
          <table:table-cell table:number-columns-repeated="16370"/>
        </table:table-row>
        <table:table-row table:style-name="ro1">
          <table:table-cell/>
          <table:table-cell table:number-columns-repeated="12" table:style-name="ce4"/>
          <table:table-cell office:value-type="string" table:style-name="ce4">
            <text:p>distanceToTarget</text:p>
          </table:table-cell>
          <table:table-cell table:number-columns-repeated="16370"/>
        </table:table-row>
        <table:table-row table:number-rows-repeated="1048565" table:style-name="ro1">
          <table:table-cell table:number-columns-repeated="16384"/>
        </table:table-row>
      </table:table>
      <table:table table:name="ELAI_CLIENT_LOG_Pre_1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03:42" table:style-name="ce2">
            <text:p>15/09/2016 17:03</text:p>
          </table:table-cell>
          <table:table-cell office:value-type="string" table:style-name="ce1">
            <text:p>WARN</text:p>
          </table:table-cell>
          <table:table-cell office:value-type="string" table:style-name="ce1">
            <text:p>ELAI activated.</text:p>
          </table:table-cell>
          <table:table-cell table:number-columns-repeated="16381"/>
        </table:table-row>
        <table:table-row table:style-name="ro1">
          <table:table-cell office:value-type="date" office:date-value="2016-09-15T17:03:42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tarted connection: T01@leidig.msc, http://iosb.fraunhofer.de/ias/ibis/elai/xapidefinitions/activity/game/Seek-and-Find_Game/</text:p>
          </table:table-cell>
          <table:table-cell table:number-columns-repeated="16381"/>
        </table:table-row>
        <table:table-row table:style-name="ro1">
          <table:table-cell office:value-type="date" office:date-value="2016-09-15T17:03:44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3:47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number-rows-repeated="2" table:style-name="ro1">
          <table:table-cell office:value-type="date" office:date-value="2016-09-15T17:03:47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3:49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3:49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3:52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3:52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3:55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3:55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3:58" table:style-name="ce2">
            <text:p>15/09/2016 17:0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3:58" table:style-name="ce2">
            <text:p>15/09/2016 17:0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01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01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04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04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07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07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0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0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3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3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6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6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19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19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22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22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25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25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28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28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31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31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34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34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37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37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0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0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3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3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6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6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49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49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52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52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55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55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4:58" table:style-name="ce2">
            <text:p>15/09/2016 17:0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4:58" table:style-name="ce2">
            <text:p>15/09/2016 17:0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01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01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04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04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07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07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5:10" table:style-name="ce2">
            <text:p>15/09/2016 17: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5:10" table:style-name="ce2">
            <text:p>15/09/2016 17:05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513" table:style-name="ro1">
          <table:table-cell table:number-columns-repeated="16384"/>
        </table:table-row>
      </table:table>
      <table:table table:name="ELAI_CLIENT_LOG_Pre_2" table:style-name="ta2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06:08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08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09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11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1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1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14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14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15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17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17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18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0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0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21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3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3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24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6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6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27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29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29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0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32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8.2988297S","score":{"scaled":0.49480971787323536},"extensions":{"http://iosb.fraunhofer.de/ias/ibis/elai/xapidefinitions/distanceToTarget":0.726746499538421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32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4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35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850185S","score":{"scaled":0.41767105961549311},"extensions":{"http://iosb.fraunhofer.de/ias/ibis/elai/xapidefinitions/distanceToTarget":0.7887181043624877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35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6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38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4181418S","score":{"scaled":0.25928933827544631},"extensions":{"http://iosb.fraunhofer.de/ias/ibis/elai/xapidefinitions/distanceToTarget":0.8497267365455627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38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39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41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2396239S","score":{"scaled":0.67687611557619654},"extensions":{"http://iosb.fraunhofer.de/ias/ibis/elai/xapidefinitions/distanceToTarget":0.891566693782806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4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4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44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4673467S","score":{"scaled":0.8557783753020487},"extensions":{"http://iosb.fraunhofer.de/ias/ibis/elai/xapidefinitions/distanceToTarget":0.979261398315429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44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45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47" table:style-name="ce2">
            <text:p>15/09/2016 17:0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completed/","display":{"en-US":"completed"}},"object":{"objectType":"Activity","id":"http://iosb.fraunhofer.de/ias/ibis/elai/xapidefinitions/activity/task/findTheTankT42/","definition":{"name":{"en-US":"Find the tank T-42"}}},"result":{"success":true,"score":{"scaled":0.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06:47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48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1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52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3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54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6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6:57" table:style-name="ce2">
            <text:p>15/09/2016 17:0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6:59" table:style-name="ce2">
            <text:p>15/09/2016 17:0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0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02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3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05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6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08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09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11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12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14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15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17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18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0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21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3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24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6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27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29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0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32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3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35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6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38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39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41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42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44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45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47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48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0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51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3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54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6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7:57" table:style-name="ce2">
            <text:p>15/09/2016 17:0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07:59" table:style-name="ce2">
            <text:p>15/09/2016 17:0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08:00" table:style-name="ce2">
            <text:p>15/09/2016 17:0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485" table:style-name="ro1">
          <table:table-cell table:number-columns-repeated="16384"/>
        </table:table-row>
      </table:table>
      <table:table table:name="ELAI_CLIENT_LOG_Pre_3" table:style-name="ta2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10:26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620462S","score":{"scaled":-0.23062886351018536},"extensions":{"http://iosb.fraunhofer.de/ias/ibis/elai/xapidefinitions/distanceToTarget":0.6370632648468017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7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27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29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8351835S","score":{"scaled":0.26638322318767105},"extensions":{"http://iosb.fraunhofer.de/ias/ibis/elai/xapidefinitions/distanceToTarget":0.6307746171951293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29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0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32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9872987S","score":{"scaled":0.40632275531406209},"extensions":{"http://iosb.fraunhofer.de/ias/ibis/elai/xapidefinitions/distanceToTarget":0.6507143974304199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32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3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35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35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6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38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4.3794378S","score":{"scaled":0.51036030966605161},"extensions":{"http://iosb.fraunhofer.de/ias/ibis/elai/xapidefinitions/distanceToTarget":0.7005110383033752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38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39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41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7671767S","score":{"scaled":0.63760665212024192},"extensions":{"http://iosb.fraunhofer.de/ias/ibis/elai/xapidefinitions/distanceToTarget":0.7573454976081848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41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42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44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1512151S","score":{"scaled":0.15405834670236085},"extensions":{"http://iosb.fraunhofer.de/ias/ibis/elai/xapidefinitions/distanceToTarget":0.822536170482635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44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45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47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8544854S","score":{"scaled":0.65052244925999125},"extensions":{"http://iosb.fraunhofer.de/ias/ibis/elai/xapidefinitions/distanceToTarget":0.8315104842185974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47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48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0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20252S","score":{"scaled":0.16364602881014895},"extensions":{"http://iosb.fraunhofer.de/ias/ibis/elai/xapidefinitions/distanceToTarget":0.8946104645729064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0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51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3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0019S","score":{"scaled":-0.18183992436529781},"extensions":{"http://iosb.fraunhofer.de/ias/ibis/elai/xapidefinitions/distanceToTarget":0.8992066383361816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3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54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6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022502S","score":{"scaled":0.23702426024188361},"extensions":{"http://iosb.fraunhofer.de/ias/ibis/elai/xapidefinitions/distanceToTarget":0.86527925729751587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6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0:57" table:style-name="ce2">
            <text:p>15/09/2016 17:10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0:59" table:style-name="ce2">
            <text:p>15/09/2016 17:10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0:59" table:style-name="ce2">
            <text:p>15/09/2016 17:10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0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02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02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3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05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05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6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08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08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09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11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11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12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14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14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15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17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17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18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20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0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21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23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3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24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1:26" table:style-name="ce2">
            <text:p>15/09/2016 17:11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1:26" table:style-name="ce2">
            <text:p>15/09/2016 17:11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1:27" table:style-name="ce2">
            <text:p>15/09/2016 17:11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512" table:style-name="ro1">
          <table:table-cell table:number-columns-repeated="16384"/>
        </table:table-row>
      </table:table>
      <table:table table:name="ELAI_CLIENT_LOG_Pre_4" table:style-name="ta2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13:21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862886S","score":{"scaled":-0.15446077729344238},"extensions":{"http://iosb.fraunhofer.de/ias/ibis/elai/xapidefinitions/distanceToTarget":0.8190357089042663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22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22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24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321932S","score":{"scaled":-0.067552272892502832},"extensions":{"http://iosb.fraunhofer.de/ias/ibis/elai/xapidefinitions/distanceToTarget":0.8127386569976806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24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24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27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6.5196519S","score":{"scaled":-0.33792301483128151},"extensions":{"http://iosb.fraunhofer.de/ias/ibis/elai/xapidefinitions/distanceToTarget":0.79039037227630615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27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28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0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5865586S","score":{"scaled":-0.31422943799394992},"extensions":{"http://iosb.fraunhofer.de/ias/ibis/elai/xapidefinitions/distanceToTarget":0.734570145606994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0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0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3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3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3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6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860586S","score":{"scaled":0.0419426814349276},"extensions":{"http://iosb.fraunhofer.de/ias/ibis/elai/xapidefinitions/distanceToTarget":0.69056475162506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6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7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39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862486S","score":{"scaled":-0.13157959870672439},"extensions":{"http://iosb.fraunhofer.de/ias/ibis/elai/xapidefinitions/distanceToTarget":0.6935528516769409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39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39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42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8893889S","score":{"scaled":-0.38062988160803324},"extensions":{"http://iosb.fraunhofer.de/ias/ibis/elai/xapidefinitions/distanceToTarget":0.6828118562698364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42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42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45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162416S","score":{"scaled":-0.3582057745348885},"extensions":{"http://iosb.fraunhofer.de/ias/ibis/elai/xapidefinitions/distanceToTarget":0.62559628486633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45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45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48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542254S","score":{"scaled":-0.24614231350929619},"extensions":{"http://iosb.fraunhofer.de/ias/ibis/elai/xapidefinitions/distanceToTarget":0.576771974563598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48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48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51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5362536S","score":{"scaled":0.077211147403046493},"extensions":{"http://iosb.fraunhofer.de/ias/ibis/elai/xapidefinitions/distanceToTarget":0.53866660594940186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51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51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tru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54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54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54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3:57" table:style-name="ce2">
            <text:p>15/09/2016 17:13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3:57" table:style-name="ce2">
            <text:p>15/09/2016 17:13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3:57" table:style-name="ce2">
            <text:p>15/09/2016 17:13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0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0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1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3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3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3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6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6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6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09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09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09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4:12" table:style-name="ce2">
            <text:p>15/09/2016 17:14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0.1770176S","score":{"scaled":0.43339689591032488},"extensions":{"http://iosb.fraunhofer.de/ias/ibis/elai/xapidefinitions/distanceToTarget":0.5676628351211547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4:12" table:style-name="ce2">
            <text:p>15/09/2016 17:14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4:12" table:style-name="ce2">
            <text:p>15/09/2016 17:14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521" table:style-name="ro1">
          <table:table-cell table:number-columns-repeated="16384"/>
        </table:table-row>
      </table:table>
      <table:table table:name="ELAI_CLIENT_LOG_Pre_5" table:style-name="ta2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16:12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12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12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15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15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1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18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18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18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21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21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21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24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205S","score":{"scaled":0.5844496707610356},"extensions":{"http://iosb.fraunhofer.de/ias/ibis/elai/xapidefinitions/distanceToTarget":0.743672609329223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24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24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27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27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27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0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0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0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3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3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3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6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6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39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39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39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42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42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42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45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134S","score":{"scaled":0.31755797069070529},"extensions":{"http://iosb.fraunhofer.de/ias/ibis/elai/xapidefinitions/distanceToTarget":0.807834446430206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45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46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48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48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48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51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51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51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54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54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54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6:57" table:style-name="ce2">
            <text:p>15/09/2016 17:16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6:57" table:style-name="ce2">
            <text:p>15/09/2016 17:16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6:57" table:style-name="ce2">
            <text:p>15/09/2016 17:16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00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0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0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03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866S","score":{"scaled":-0.28778479987631378},"extensions":{"http://iosb.fraunhofer.de/ias/ibis/elai/xapidefinitions/distanceToTarget":0.86717510223388672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3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3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06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623S","score":{"scaled":-0.43939531340649918},"extensions":{"http://iosb.fraunhofer.de/ias/ibis/elai/xapidefinitions/distanceToTarget":0.8108235001564025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06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06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518" table:style-name="ro1">
          <table:table-cell table:number-columns-repeated="16384"/>
        </table:table-row>
      </table:table>
      <table:table table:name="ELAI_CLIENT_LOG_Pre_6" table:style-name="ta2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table:number-columns-repeated="16381"/>
        </table:table-row>
        <table:table-row table:style-name="ro1">
          <table:table-cell office:value-type="date" office:date-value="2016-09-15T17:17:40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572S","score":{"scaled":0.6405676319712823},"extensions":{"http://iosb.fraunhofer.de/ias/ibis/elai/xapidefinitions/distanceToTarget":0.6415077447891235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0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41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43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3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44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46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6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47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49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49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0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52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52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3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55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55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6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7:58" table:style-name="ce2">
            <text:p>15/09/2016 17:17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7:58" table:style-name="ce2">
            <text:p>15/09/2016 17:17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7:59" table:style-name="ce2">
            <text:p>15/09/2016 17:17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01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01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02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04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04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05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07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07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08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0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0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11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3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5.02S","score":{"scaled":-0.511411309186455},"extensions":{"http://iosb.fraunhofer.de/ias/ibis/elai/xapidefinitions/distanceToTarget":0.67979472875595093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3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14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6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6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17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19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19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0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22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23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4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true,"learnerNeedHelp_new":tru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25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25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6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28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28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29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31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2.402S","score":{"scaled":0.69450589552424014},"extensions":{"http://iosb.fraunhofer.de/ias/ibis/elai/xapidefinitions/distanceToTarget":0.67162454128265381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31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32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34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34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35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37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37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38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0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40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41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3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45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46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6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47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48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49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0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51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52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02S","score":{"scaled":0.52048555504668892},"extensions":{"http://iosb.fraunhofer.de/ias/ibis/elai/xapidefinitions/distanceToTarget":0.73758625984191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3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54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55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5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8:56" table:style-name="ce2">
            <text:p>15/09/2016 17:18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8:58" table:style-name="ce2">
            <text:p>15/09/2016 17:18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8:59" table:style-name="ce2">
            <text:p>15/09/2016 17:18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0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01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02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4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04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05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6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07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08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09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0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11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12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3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adlnet.gov/expapi/verbs/asked/","display":{"en-US":"asked"}},"object":{"objectType":"Activity","id":"http://iosb.fraunhofer.de/ias/ibis/elai/xapidefinitions/activity/alert/help/","definition":{"name":{"en-US":"Help"}}},"context":{"contextActivities":{"parent":[{"objectType":"Activity","id":"http://activitystrea.ms/schema/1.0/alert/","definition":{"name":{"en-US":"alert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13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14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6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4.153S","score":{"scaled":0.34765920971097647},"extensions":{"http://iosb.fraunhofer.de/ias/ibis/elai/xapidefinitions/distanceToTarget":0.78372400999069214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17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18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19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1.982S","score":{"scaled":0.58138880667794035},"extensions":{"http://iosb.fraunhofer.de/ias/ibis/elai/xapidefinitions/distanceToTarget":0.8263312578201293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20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21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style-name="ro1">
          <table:table-cell office:value-type="date" office:date-value="2016-09-15T17:19:22" table:style-name="ce2">
            <text:p>15/09/2016 17:19</text:p>
          </table:table-cell>
          <table:table-cell office:value-type="string" table:style-name="ce1">
            <text:p>ELAI Push</text:p>
          </table:table-cell>
          <table:table-cell office:value-type="string" table:style-name="ce1">
            <text:p>{"actor":{"objectType":"Agent","name":"T01","mbox":"T01@leidig.msc"},"verb":{"id":"http://iosb.fraunhofer.de/ias/ibis/elai/xapidefinitions/verb/played/","display":{"en-US":"played"}},"object":{"objectType":"Activity","id":"http://iosb.fraunhofer.de/ias/ibis/elai/xapidefinitions/activity/task/findTheTankT42/","definition":{"name":{"en-US":"Find the tank T-42"}}},"result":{"duration":"PT3.985S","score":{"scaled":0.69384072432457333},"extensions":{"http://iosb.fraunhofer.de/ias/ibis/elai/xapidefinitions/distanceToTarget":0.88609945774078369}},"context":{"contextActivities":{"parent":[{"objectType":"Activity","id":"http://iosb.fraunhofer.de/ias/ibis/elai/xapidefinitions/activity/task/","definition":{"name":{"en-US":"task"}}}],"grouping":[{"objectType":"Activity","id":"http://iosb.fraunhofer.de/ias/ibis/elai/xapidefinitions/activity/game/Seek-and-Find_Game/","definition":{"name":{"en-US":"Seek-and-Find Game"}}}]}},"version":"1.0.1"}</text:p>
          </table:table-cell>
          <table:table-cell table:number-columns-repeated="16381"/>
        </table:table-row>
        <table:table-row table:style-name="ro1">
          <table:table-cell office:value-type="date" office:date-value="2016-09-15T17:19:23" table:style-name="ce2">
            <text:p>15/09/2016 17:19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sent Pull request</text:p>
          </table:table-cell>
          <table:table-cell table:number-columns-repeated="16381"/>
        </table:table-row>
        <table:table-row table:style-name="ro1">
          <table:table-cell office:value-type="date" office:date-value="2016-09-15T17:19:24" table:style-name="ce2">
            <text:p>15/09/2016 17:19</text:p>
          </table:table-cell>
          <table:table-cell office:value-type="string" table:style-name="ce1">
            <text:p>ELAI Pull</text:p>
          </table:table-cell>
          <table:table-cell office:value-type="string" table:style-name="ce1">
            <text:p>{"learnerNeedHelp":false,"learnerNeedHelp_new":false,"genreName":"http://iosb.fraunhofer.de/ias/ibis/elai/xapidefinitions/activity/game/Seek-and-Find_Game/","skillLevel":0.5,"learnerNeedHelp_old":false,"helpingLevel":0.5}</text:p>
          </table:table-cell>
          <table:table-cell table:number-columns-repeated="16381"/>
        </table:table-row>
        <table:table-row table:number-rows-repeated="1048470" table:style-name="ro1">
          <table:table-cell table:number-columns-repeated="16384"/>
        </table:table-row>
      </table:table>
      <table:database-ranges>
        <table:database-range table:target-range-address="ELAI_CLIENT_LOG.A1:ELAI_CLIENT_LOG.G878" table:name="T01_elai_client" table:display-filter-buttons="true" table:on-update-keep-size="false" table:on-update-keep-styles="true" table:refresh-delay="false">
          <table:database-source-sql table:database-name="Provider=Microsoft.Mashup.OleDb.1;Data Source=$Workbook$;Location=T01_elai-client;Extended Properties=&quot;&quot;" table:sql-statement="SELECT * FROM [T01_elai-client]"/>
        </table:database-range>
        <table:database-range table:target-range-address="ELAI_CLIENT_LOG_Pre_1.A1:ELAI_CLIENT_LOG_Pre_1.C63" table:name="T01_elai_client_log_pre_1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pre-1;Extended Properties=&quot;&quot;" table:sql-statement="SELECT * FROM [T01_elai-client log pre-1]"/>
        </table:database-range>
        <table:database-range table:target-range-address="ELAI_CLIENT_LOG_Pre_2.A1:ELAI_CLIENT_LOG_Pre_2.C91" table:name="T01_elai_client_log_pre_2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pre-2;Extended Properties=&quot;&quot;" table:sql-statement="SELECT * FROM [T01_elai-client log pre-2]"/>
        </table:database-range>
        <table:database-range table:target-range-address="ELAI_CLIENT_LOG_Pre_3.A1:ELAI_CLIENT_LOG_Pre_3.C64" table:name="T01_elai_client_log_pre_3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pre-3;Extended Properties=&quot;&quot;" table:sql-statement="SELECT * FROM [T01_elai-client log pre-3]"/>
        </table:database-range>
        <table:database-range table:target-range-address="ELAI_CLIENT_LOG_Pre_4.A1:ELAI_CLIENT_LOG_Pre_4.C55" table:name="T01_elai_client_log_pre_4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pre-4;Extended Properties=&quot;&quot;" table:sql-statement="SELECT * FROM [T01_elai-client log pre-4]"/>
        </table:database-range>
        <table:database-range table:target-range-address="ELAI_CLIENT_LOG_Pre_5.A1:ELAI_CLIENT_LOG_Pre_5.C58" table:name="T01_elai_client_log_pre_5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pre-5;Extended Properties=&quot;&quot;" table:sql-statement="SELECT * FROM [T01_elai-client log pre-5]"/>
        </table:database-range>
        <table:database-range table:target-range-address="ELAI_CLIENT_LOG_Pre_6.A1:ELAI_CLIENT_LOG_Pre_6.C106" table:name="T01_elai_client_log_pre_6" table:display-filter-buttons="true" table:on-update-keep-size="false" table:on-update-keep-styles="true" table:refresh-delay="false">
          <table:database-source-sql table:database-name="Provider=Microsoft.Mashup.OleDb.1;Data Source=$Workbook$;Location=T01_elai-client log pre-6;Extended Properties=&quot;&quot;" table:sql-statement="SELECT * FROM [T01_elai-client log pre-6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Prashant sonar</meta:initial-creator>
    <dc:creator>Prashant sonar</dc:creator>
    <meta:creation-date>2020-05-28T14:28:32Z</meta:creation-date>
    <dc:date>2020-05-29T08:59:18Z</dc:date>
  </office:meta>
</office:document-meta>
</file>